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520000000CC4CDF959F42259E8C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2.728cm" style:use-optimal-column-width="false"/>
    </style:style>
    <style:style style:name="co2" style:family="table-column">
      <style:table-column-properties style:column-width="2.912cm" style:use-optimal-column-width="false"/>
    </style:style>
    <style:style style:name="co3" style:family="table-column">
      <style:table-column-properties style:column-width="3.121cm" style:use-optimal-column-width="false"/>
    </style:style>
    <style:style style:name="co4" style:family="table-column">
      <style:table-column-properties style:column-width="2.844cm" style:use-optimal-column-width="false"/>
    </style:style>
    <style:style style:name="co5" style:family="table-column">
      <style:table-column-properties style:column-width="3.236cm" style:use-optimal-column-width="false"/>
    </style:style>
    <style:style style:name="co6" style:family="table-column">
      <style:table-column-properties style:column-width="3.445cm" style:use-optimal-column-width="false"/>
    </style:style>
    <style:style style:name="co7" style:family="table-column">
      <style:table-column-properties style:column-width="3.723cm" style:use-optimal-column-width="false"/>
    </style:style>
    <style:style style:name="co8" style:family="table-column">
      <style:table-column-properties style:column-width="4.341cm" style:use-optimal-column-width="false"/>
    </style:style>
    <style:style style:name="ro1" style:family="table-row">
      <style:table-row-properties style:row-height="2.394cm" style:use-optimal-row-height="false"/>
    </style:style>
    <style:style style:name="ro2" style:family="table-row">
      <style:table-row-properties style:row-height="1.792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text-properties fo:font-size="15pt" style:font-size-asian="15pt" style:font-size-complex="15pt"/>
    </style:style>
    <style:style style:name="ce3" style:family="table-cell">
      <style:text-properties fo:color="#c9211e" fo:font-size="15pt" style:font-size-asian="15pt" style:font-size-complex="15pt"/>
    </style:style>
    <style:style style:name="P1" style:family="paragraph">
      <style:paragraph-properties style:writing-mode="lr-tb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color="#c9211e" fo:font-size="15pt" style:font-size-asian="15pt" style:font-size-complex="15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9211e"/>
    </style:style>
    <style:style style:name="T3" style:family="text">
      <style:text-properties fo:color="#c9211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3 Layer Deep Neural Network</text:p>
          </draw:text-box>
        </draw:frame>
        <draw:frame draw:style-name="standard" draw:layer="layout" svg:width="26.349cm" svg:height="6.129cm" svg:x="0.65cm" svg:y="5.16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>
                <text:p text:style-name="P2"><text:span text:style-name="T1">Activation Function</text:span></text:p>
              </table:table-cell>
              <table:table-cell>
                <text:list text:style-name="L3">
                  <text:list-header>
                    <text:p text:style-name="P3">epochs</text:p>
                  </text:list-header>
                </text:list>
              </table:table-cell>
              <table:table-cell table:number-columns-spanned="2">
                <text:p text:style-name="P3"><text:s text:c="2"/>Xavier Initilization</text:p>
              </table:table-cell>
              <table:covered-table-cell/>
              <table:table-cell table:number-columns-spanned="2">
                <text:p text:style-name="P3"><text:s text:c="7"/>He Initialization</text:p>
              </table:table-cell>
              <table:covered-table-cell/>
              <table:table-cell table:number-columns-spanned="2">
                <text:p text:style-name="P3"><text:s text:c="7"/>Kumar Initialization</text:p>
              </table:table-cell>
              <table:covered-table-cell/>
            </table:table-row>
            <table:table-row table:style-name="ro2" table:default-cell-style-name="ce2">
              <table:table-cell/>
              <table:table-cell/>
              <table:table-cell>
                <text:p text:style-name="P3">Training accuracy</text:p>
              </table:table-cell>
              <table:table-cell>
                <text:p text:style-name="P3"><text:s/>Testing </text:p>
                <text:p text:style-name="P3">accuracy</text:p>
              </table:table-cell>
              <table:table-cell>
                <text:p text:style-name="P3"><text:s/>Training <text:s text:c="4"/>accuracy</text:p>
              </table:table-cell>
              <table:table-cell>
                <text:p text:style-name="P3"><text:s text:c="3"/>Testing </text:p>
                <text:p text:style-name="P3"><text:s text:c="2"/>accuracy</text:p>
              </table:table-cell>
              <table:table-cell>
                <text:p text:style-name="P3"><text:s text:c="3"/>Training <text:s text:c="8"/>accuracy</text:p>
              </table:table-cell>
              <table:table-cell>
                <text:p text:style-name="P3"><text:s text:c="6"/>Testing </text:p>
                <text:p text:style-name="P3"><text:s text:c="5"/>accuracy</text:p>
              </table:table-cell>
            </table:table-row>
            <table:table-row table:style-name="ro3" table:default-cell-style-name="ce2">
              <table:table-cell>
                <text:p text:style-name="P3">Sigmoid</text:p>
              </table:table-cell>
              <table:table-cell>
                <text:list text:continue-numbering="true" text:style-name="L3">
                  <text:list-header>
                    <text:p text:style-name="P3">3000</text:p>
                  </text:list-header>
                </text:list>
              </table:table-cell>
              <table:table-cell>
                <text:p text:style-name="P3"><text:s text:c="2"/>55.13%</text:p>
              </table:table-cell>
              <table:table-cell>
                <text:p text:style-name="P3"><text:s text:c="2"/>66.0%</text:p>
              </table:table-cell>
              <table:table-cell>
                <text:p text:style-name="P3"><text:s text:c="2"/>54.33%</text:p>
              </table:table-cell>
              <table:table-cell>
                <text:p text:style-name="P3"><text:s text:c="4"/>66.0%</text:p>
              </table:table-cell>
              <table:table-cell table:style-name="ce3">
                <text:list text:continue-numbering="true" text:style-name="L3">
                  <text:list-header>
                    <text:p text:style-name="P4"><text:span text:style-name="T2">59.89%</text:span></text:p>
                  </text:list-header>
                </text:list>
              </table:table-cell>
              <table:table-cell table:style-name="ce3">
                <text:list text:continue-numbering="true" text:style-name="L3">
                  <text:list-header>
                    <text:p text:style-name="P4"><text:span text:style-name="T3">76.0%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p text:style-name="P3">relu</text:p>
              </table:table-cell>
              <table:table-cell>
                <text:list text:continue-numbering="true" text:style-name="L3">
                  <text:list-header>
                    <text:p text:style-name="P3">3000</text:p>
                  </text:list-header>
                </text:list>
              </table:table-cell>
              <table:table-cell>
                <text:p text:style-name="P3"><text:s text:c="2"/>82.25%</text:p>
              </table:table-cell>
              <table:table-cell>
                <text:p text:style-name="P3"><text:s text:c="2"/>74.0%</text:p>
              </table:table-cell>
              <table:table-cell>
                <text:p text:style-name="P3"><text:s text:c="2"/><text:span text:style-name="T2">86.29%</text:span></text:p>
              </table:table-cell>
              <table:table-cell>
                <text:p text:style-name="P3"><text:s text:c="4"/><text:span text:style-name="T2">78.0%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4CDF959F42259E8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2:57:12.615819655</meta:creation-date>
    <meta:editing-duration>PT32M21S</meta:editing-duration>
    <meta:editing-cycles>11</meta:editing-cycles>
    <meta:generator>LibreOffice/6.4.6.2$Linux_X86_64 LibreOffice_project/40$Build-2</meta:generator>
    <dc:title>Bright Blue</dc:title>
    <dc:date>2020-11-12T16:11:42.371325509</dc:date>
    <meta:print-date>2020-11-11T16:24:09.459487390</meta:print-date>
    <meta:document-statistic meta:object-count="26"/>
  </office:meta>
</office:document-meta>
</file>